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6a26103robm9"/>inlämningsuppgift 2</text:p>
      <text:p text:style-name="Subtitle"><text:bookmark text:name="_druin2k4aktn"/>Databaser och Linux<text:line-break/><text:span text:style-name="T1">Deadline v7 19/2 23:59</text:span></text:p>
      <text:p text:style-name="Standard"><text:span text:style-name="T2">Punkter som evalueras:</text:span></text:p>
      <text:p text:style-name="Standard"/>
      <text:p text:style-name="P3">6. Tillämpa sökningar i olika databassystem (MySQL / Mariadb och MongoDB)</text:p>
      <text:p text:style-name="P3">7. Använder sig av CRUD i sin miljö<text:span text:style-name="T3">:</text:span></text:p>
      <text:p text:style-name="P3">8. Skapa, utveckla och underhålla egna samt andras databaser</text:p>
      <text:p text:style-name="P1"/>
      <text:p text:style-name="Heading_20_2"><text:bookmark text:name="_amq3fefq899"/>Introduktion</text:p>
      <text:p text:style-name="Standard">I den här inlämningsuppgiften kommer vi bland annat använda oss utav databaser och tabeller som vi skapade i inlämning 1, vi kommer även skapa nytt.<text:line-break/>Har du inte kvar dina databaser och tabeller från tidigare uppgiften så får du skapa upp dessa igen.</text:p>
      <text:p text:style-name="Standard"/>
      <text:p text:style-name="Standard">Med den här inlämningsuppgiften skall ni även skriva en rapport, där ni förklarar hur ni tänkt.<text:line-break/>Ju mer utförlig rapporten är, desto större chans har du att nå betyget du önskar.<text:line-break/>Alla moment i denna inlämning skall rapporteras i rapporten.</text:p>
      <text:p text:style-name="Standard">Du väljer själv i vilket format du skriver rapporten.</text:p>
      <text:p text:style-name="Standard"/>
      <text:p text:style-name="Standard">I slutet av detta dokument finns även frågor som du skall besvara.</text:p>
      <text:p text:style-name="Standard"/>
      <text:p text:style-name="Standard"><text:span text:style-name="T4">Del 1</text:span><text:line-break/>i inlämningsuppgiften 1, så skapade vi upp en tabell i MySQL och en collection i MongoDB.<text:line-break/>Vi kallade denna tabell för “locations”.</text:p>
      <text:p text:style-name="Standard">Denna tabell skulle innehålla dessa fält:<text:line-break/><text:line-break/>1. ID (skapas per automatik i Mongo)<text:line-break/>2. country (string)</text:p>
      <text:p text:style-name="Standard">3. address (string)</text:p>
      <text:p text:style-name="Standard"/>
      <text:p text:style-name="Standard">Nu är det dags att skapa upp data i denna tabell och collection.</text:p>
      <text:p text:style-name="Standard">Följande data ska in i både MongoDB och MySQL:<text:line-break/></text:p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4">country</text:p>
          </table:table-cell>
          <table:table-cell table:style-name="Table1.A1" office:value-type="string">
            <text:p text:style-name="P4">address</text:p>
          </table:table-cell>
        </table:table-row>
        <table:table-row table:style-name="Table1.1"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Vimmerbygatan 20</text:p>
          </table:table-cell>
        </table:table-row>
        <table:table-row table:style-name="Table1.1">
          <table:table-cell table:style-name="Table1.A1" office:value-type="string">
            <text:p text:style-name="P4">US</text:p>
          </table:table-cell>
          <table:table-cell table:style-name="Table1.A1" office:value-type="string">
            <text:p text:style-name="P4">Asteroid road 5</text:p>
          </table:table-cell>
        </table:table-row>
        <table:table-row table:style-name="Table1.1">
          <table:table-cell table:style-name="Table1.A1" office:value-type="string">
            <text:p text:style-name="P4">US</text:p>
          </table:table-cell>
          <table:table-cell table:style-name="Table1.A1" office:value-type="string">
            <text:p text:style-name="P4">Comet road 41</text:p>
          </table:table-cell>
        </table:table-row>
        <table:table-row table:style-name="Table1.1"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Brunnsgatan 7</text:p>
          </table:table-cell>
        </table:table-row>
      </table:table>
      <text:p text:style-name="Standard"/>
      <text:p text:style-name="Standard"><text:span text:style-name="T4">Del 2</text:span><text:line-break/>Nu ska vi skapa upp en till tabell i MySQL / MariaDB.</text:p>
      <text:p text:style-name="Standard">Här får du inte lika många instruktioner då du skall tänka själv.<text:line-break/>Vi vill skapa upp en tabell som vi kommer använda som relations-tabell.</text:p>
      <text:p text:style-name="Standard">Denna tabell ska beskriva relationer mellan bank-konton och “locations”.<text:line-break/>Du bestämmer själv vad tabellen skall heta, samt hur du designar denna tabell.<text:line-break/>Här kan du glömma bort MongoDB för ett ögonblick om du vill, detta moment behöver endast tillämpas i MySQL / MariaDB (det kommer istället frågor om detta i MongoDB senare).<text:line-break/><text:line-break/>Saker att tänka på:</text:p>
      <text:list xml:id="list1563121495" text:style-name="WWNum1">
        <text:list-item>
          <text:p text:style-name="P5">Du skall använda dig utav foreign keys (<text:a xlink:type="simple" xlink:href="https://www.w3schools.com/sql/sql_foreignkey.asp" text:style-name="ListLabel_20_37" text:visited-style-name="ListLabel_20_37"><text:span text:style-name="T5">https://www.w3schools.com/sql/sql_foreignkey.asp</text:span></text:a>)</text:p>
        </text:list-item>
        <text:list-item>
          <text:p text:style-name="P5">Tabellen skall inte innehålla någon information utöver locations ID och bank-konto ID.</text:p>
        </text:list-item>
      </text:list>
      <text:p text:style-name="Standard"/>
      <text:p text:style-name="Standard">Efter du skapat upp tabellen så ska vi även stoppa in lite data i den.<text:line-break/>Du ska stoppa in rader / dokument som beskriver följande:<text:line-break/></text:p>
      <text:p text:style-name="Standard"/>
      <text:list xml:id="list478229329" text:style-name="WWNum2">
        <text:list-item>
          <text:p text:style-name="P6">Bank-konto <text:span text:style-name="T3">'Corbin', 'Hauck'</text:span> skall vara kopplad till en location med adressen <text:span text:style-name="T3">Brunnsgatan 7.</text:span></text:p>
        </text:list-item>
        <text:list-item>
          <text:p text:style-name="P6">Bank-konto <text:span text:style-name="T3">'Vanya', 'Worsell' </text:span>skall vara kopplad till en location med adressen <text:span text:style-name="T3">Asteroid road 5</text:span></text:p>
        </text:list-item>
        <text:list-item>
          <text:p text:style-name="P6">Bank-konto <text:span text:style-name="T3">'Eldon', 'McCartan'</text:span> skall vara kopplad till en location med adressen <text:span text:style-name="T3">Vimmerbygatan 20</text:span></text:p>
        </text:list-item>
        <text:list-item>
          <text:p text:style-name="P6">Bank-konto <text:span text:style-name="T3">'Ingunna', 'Castellucci'</text:span> skall vara kopplad till en location med adressen <text:span text:style-name="T3">Comet road 41</text:span></text:p>
        </text:list-item>
      </text:list>
      <text:p text:style-name="P2"/>
      <text:p text:style-name="Standard">Förklara i din rapport hur du gjorde.<text:line-break/>Skicka även med din kod du gjorde för att tillämpa detta.</text:p>
      <text:p text:style-name="P3"/>
      <text:p text:style-name="P3"><text:span text:style-name="T4">Del 3</text:span></text:p>
      <text:p text:style-name="P3">Nu skall vi utföra sökningar på vår data.</text:p>
      <text:p text:style-name="P3">Skriv en fråga i MySQL som hämtar alla bank-konton som är kopplade till “locations” där country är “SE”.</text:p>
      <text:p text:style-name="P3">Skriv i din rapport hur du gjorde.<text:line-break/>Det finns flera lösningar här, och ingen lösning som gör jobbet är fel.</text:p>
      <text:p text:style-name="P3">( återigen, du väljer själv om du även vill göra detta i MongoDB )<text:line-break/></text:p>
      <text:p text:style-name="P3"/>
      <text:p text:style-name="Standard"><text:span text:style-name="T4">Del 4</text:span></text:p>
      <text:p text:style-name="Standard">Nu skall du visa förståelse på CRUD.</text:p>
      <text:p text:style-name="Standard">Skriv i din rapport, exempel på MongoDB och SQL frågor som är av karaktärerna:</text:p>
      <text:p text:style-name="Standard"><text:soft-page-break/></text:p>
      <text:list xml:id="list2631723374" text:style-name="WWNum3">
        <text:list-item>
          <text:p text:style-name="P7">Create</text:p>
        </text:list-item>
        <text:list-item>
          <text:p text:style-name="P7">Read</text:p>
        </text:list-item>
        <text:list-item>
          <text:p text:style-name="P7">Update</text:p>
        </text:list-item>
        <text:list-item>
          <text:p text:style-name="P7">Delete</text:p>
        </text:list-item>
      </text:list>
      <text:p text:style-name="Heading_20_2"><text:bookmark text:name="_c74yvn9ihk7b"/>Frågor</text:p>
      <text:list xml:id="list3717607324" text:style-name="WWNum4">
        <text:list-item>
          <text:p text:style-name="P8">Vad är motsvarigheten i MongoDB till en foreign key?</text:p>
        </text:list-item>
        <text:list-item>
          <text:p text:style-name="P8">Vad är motsvarigheten till en SELECT i MongoDB?</text:p>
        </text:list-item>
        <text:list-item>
          <text:p text:style-name="P8">Hur hade du löst del 2 och 3 i MongoDB? (du behöver inte göra en komplett lösning, men beskriv på ett ungefär hur du hade gjort)</text:p>
        </text:list-item>
        <text:list-item>
          <text:p text:style-name="P8">Vad behöver du för information för att kunna logga in i någon annans databas?</text:p>
        </text:list-item>
        <text:list-item>
          <text:p text:style-name="P8">Varför skulle man vilja använda sig utav en databas?</text:p>
        </text:list-item>
        <text:list-item>
          <text:p text:style-name="P8">Nämn några andra ställen / situationer utöver databaser som CRUD anvä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6" meta:word-count="620" meta:character-count="3564" meta:non-whitespace-character-count="3011"/>
    <meta:generator>LibreOfficeDev/6.0.5.2$Linux_X86_64 LibreOffice_project/</meta:generator>
  </office:meta>
</office:document-meta>
</file>